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7">
          <table:table-cell table:style-name="ce8" table:number-columns-repeated="2"/>
          <table:table-cell table:number-columns-repeated="7"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9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0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2:35:19.597257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18T14:20:06.229422907</dc:date>
    <dc:creator>DavidA </dc:creator>
    <meta:editing-duration>P1DT9H12M46S</meta:editing-duration>
    <meta:editing-cycles>114</meta:editing-cycles>
    <meta:generator>LibreOffice/6.0.7.3$Linux_X86_64 LibreOffice_project/00m0$Build-3</meta:generator>
    <meta:document-statistic meta:table-count="1" meta:cell-count="683" meta:object-count="0"/>
  </office:meta>
</office:document-meta>
</file>